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dis" table:style-name="ta1">
        <table:shapes>
          <draw:frame draw:z-index="0" draw:style-name="gr1" draw:text-style-name="P1" svg:width="453.51pt" svg:height="255.09pt" svg:x="29.96pt" svg:y="175.18pt">
            <draw:object draw:notify-on-update-of-ranges="redis.D4:redis.D4 redis.E4:redis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enchmark is: ./redis-benchmark -c 10 -h 10.0.5.2 -p 8000 -n 100000 -d 10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rmiTux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Osv</text:p>
          </table:table-cell>
          <table:table-cell table:number-columns-repeated="2"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float" office:value="35487.93" calcext:value-type="float">
            <text:p>35487.93</text:p>
          </table:table-cell>
          <table:table-cell office:value-type="float" office:value="33808.99" calcext:value-type="float">
            <text:p>33808.99</text:p>
          </table:table-cell>
          <table:table-cell/>
          <table:table-cell office:value-type="float" office:value="46115.21" calcext:value-type="float">
            <text:p>46115.21</text:p>
          </table:table-cell>
          <table:table-cell office:value-type="float" office:value="46761.68" calcext:value-type="float">
            <text:p>46761.68</text:p>
          </table:table-cell>
          <table:table-cell/>
          <table:table-cell office:value-type="float" office:value="40650.41" calcext:value-type="float">
            <text:p>40650.41</text:p>
          </table:table-cell>
          <table:table-cell office:value-type="float" office:value="41176.95" calcext:value-type="float">
            <text:p>41176.95</text:p>
          </table:table-cell>
          <table:table-cell/>
          <table:table-cell office:value-type="float" office:value="37182.16" calcext:value-type="float">
            <text:p>37182.16</text:p>
          </table:table-cell>
          <table:table-cell office:value-type="float" office:value="36926.2" calcext:value-type="float">
            <text:p>36926.2</text:p>
          </table:table-cell>
        </table:table-row>
        <table:table-row table:style-name="ro1">
          <table:table-cell office:value-type="float" office:value="34402.48" calcext:value-type="float">
            <text:p>34402.48</text:p>
          </table:table-cell>
          <table:table-cell office:value-type="float" office:value="35563.66" calcext:value-type="float">
            <text:p>35563.66</text:p>
          </table:table-cell>
          <table:table-cell/>
          <table:table-cell office:value-type="float" office:value="46953.05" calcext:value-type="float">
            <text:p>46953.05</text:p>
          </table:table-cell>
          <table:table-cell office:value-type="float" office:value="46766.36" calcext:value-type="float">
            <text:p>46766.36</text:p>
          </table:table-cell>
          <table:table-cell/>
          <table:table-cell office:value-type="float" office:value="42232.07" calcext:value-type="float">
            <text:p>42232.07</text:p>
          </table:table-cell>
          <table:table-cell office:value-type="float" office:value="41704.17" calcext:value-type="float">
            <text:p>41704.17</text:p>
          </table:table-cell>
          <table:table-cell/>
          <table:table-cell office:value-type="float" office:value="36367.27" calcext:value-type="float">
            <text:p>36367.27</text:p>
          </table:table-cell>
          <table:table-cell office:value-type="float" office:value="38041.82" calcext:value-type="float">
            <text:p>38041.82</text:p>
          </table:table-cell>
        </table:table-row>
        <table:table-row table:style-name="ro1">
          <table:table-cell office:value-type="float" office:value="34107.09" calcext:value-type="float">
            <text:p>34107.09</text:p>
          </table:table-cell>
          <table:table-cell office:value-type="float" office:value="34806.82" calcext:value-type="float">
            <text:p>34806.82</text:p>
          </table:table-cell>
          <table:table-cell/>
          <table:table-cell office:value-type="float" office:value="48800" calcext:value-type="float">
            <text:p>48800</text:p>
          </table:table-cell>
          <table:table-cell office:value-type="float" office:value="46300.93" calcext:value-type="float">
            <text:p>46300.93</text:p>
          </table:table-cell>
          <table:table-cell/>
          <table:table-cell office:value-type="float" office:value="42037.81" calcext:value-type="float">
            <text:p>42037.81</text:p>
          </table:table-cell>
          <table:table-cell office:value-type="float" office:value="44074.89" calcext:value-type="float">
            <text:p>44074.89</text:p>
          </table:table-cell>
          <table:table-cell/>
          <table:table-cell office:value-type="float" office:value="36768.38" calcext:value-type="float">
            <text:p>36768.38</text:p>
          </table:table-cell>
          <table:table-cell office:value-type="float" office:value="37324.62" calcext:value-type="float">
            <text:p>37324.62</text:p>
          </table:table-cell>
        </table:table-row>
        <table:table-row table:style-name="ro1">
          <table:table-cell office:value-type="float" office:value="37316.79" calcext:value-type="float">
            <text:p>37316.79</text:p>
          </table:table-cell>
          <table:table-cell office:value-type="float" office:value="34107.44" calcext:value-type="float">
            <text:p>34107.44</text:p>
          </table:table-cell>
          <table:table-cell/>
          <table:table-cell office:value-type="float" office:value="46752.34" calcext:value-type="float">
            <text:p>46752.34</text:p>
          </table:table-cell>
          <table:table-cell office:value-type="float" office:value="46990.61" calcext:value-type="float">
            <text:p>46990.61</text:p>
          </table:table-cell>
          <table:table-cell/>
          <table:table-cell office:value-type="float" office:value="39541.5" calcext:value-type="float">
            <text:p>39541.5</text:p>
          </table:table-cell>
          <table:table-cell office:value-type="float" office:value="39553.36" calcext:value-type="float">
            <text:p>39553.36</text:p>
          </table:table-cell>
          <table:table-cell/>
          <table:table-cell office:value-type="float" office:value="36907.75" calcext:value-type="float">
            <text:p>36907.75</text:p>
          </table:table-cell>
          <table:table-cell office:value-type="float" office:value="37735.85" calcext:value-type="float">
            <text:p>37735.85</text:p>
          </table:table-cell>
        </table:table-row>
        <table:table-row table:style-name="ro1">
          <table:table-cell office:value-type="float" office:value="34820.34" calcext:value-type="float">
            <text:p>34820.34</text:p>
          </table:table-cell>
          <table:table-cell office:value-type="float" office:value="35449.84" calcext:value-type="float">
            <text:p>35449.84</text:p>
          </table:table-cell>
          <table:table-cell/>
          <table:table-cell office:value-type="float" office:value="46752.34" calcext:value-type="float">
            <text:p>46752.34</text:p>
          </table:table-cell>
          <table:table-cell office:value-type="float" office:value="46115.21" calcext:value-type="float">
            <text:p>46115.21</text:p>
          </table:table-cell>
          <table:table-cell/>
          <table:table-cell office:value-type="float" office:value="42574.47" calcext:value-type="float">
            <text:p>42574.47</text:p>
          </table:table-cell>
          <table:table-cell office:value-type="float" office:value="38763.57" calcext:value-type="float">
            <text:p>38763.57</text:p>
          </table:table-cell>
          <table:table-cell/>
          <table:table-cell office:value-type="float" office:value="36641.02" calcext:value-type="float">
            <text:p>36641.02</text:p>
          </table:table-cell>
          <table:table-cell office:value-type="float" office:value="36126.35" calcext:value-type="float">
            <text:p>36126.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5:.A9])" office:value-type="float" office:value="35226.926" calcext:value-type="float">
            <text:p>35226.926</text:p>
          </table:table-cell>
          <table:table-cell table:formula="of:=AVERAGE([.B5:.B9])" office:value-type="float" office:value="34747.35" calcext:value-type="float">
            <text:p>34747.35</text:p>
          </table:table-cell>
          <table:table-cell/>
          <table:table-cell table:formula="of:=AVERAGE([.D5:.D9])" office:value-type="float" office:value="47074.588" calcext:value-type="float">
            <text:p>47074.588</text:p>
          </table:table-cell>
          <table:table-cell table:formula="of:=AVERAGE([.E5:.E9])" office:value-type="float" office:value="46586.958" calcext:value-type="float">
            <text:p>46586.958</text:p>
          </table:table-cell>
          <table:table-cell/>
          <table:table-cell table:formula="of:=AVERAGE([.G5:.G9])" office:value-type="float" office:value="41407.252" calcext:value-type="float">
            <text:p>41407.252</text:p>
          </table:table-cell>
          <table:table-cell table:formula="of:=AVERAGE([.H5:.H9])" office:value-type="float" office:value="41054.588" calcext:value-type="float">
            <text:p>41054.588</text:p>
          </table:table-cell>
          <table:table-cell/>
          <table:table-cell table:formula="of:=AVERAGE([.J5:.J9])" office:value-type="float" office:value="36773.316" calcext:value-type="float">
            <text:p>36773.316</text:p>
          </table:table-cell>
          <table:table-cell table:formula="of:=AVERAGE([.K5:.K9])" office:value-type="float" office:value="37230.968" calcext:value-type="float">
            <text:p>37230.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57:07.120917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4:42:25.093117700</meta:creation-date>
    <meta:generator>LibreOffice/6.1.3.1$Linux_X86_64 LibreOffice_project/a9670562c26181ec3afbe381c9ff499ae88c98b7</meta:generator>
    <dc:date>2018-11-16T18:34:17.589563059</dc:date>
    <meta:editing-duration>P1DT21H51M10S</meta:editing-duration>
    <meta:editing-cycles>46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4.123cm" svg:y="0.559cm" style:legend-expansion="custom" chartooo:width="1.259cm" chartooo:height="1.096cm" style:legend-expansion-aspect-ratio="1.14872262773723" chart:style-name="ch2"/>
        <chart:plot-area chart:style-name="ch3" table:cell-range-address="redis.A3:redis.A3 redis.D3:redis.D4 redis.G3:redis.G3 redis.J3:redis.J3 redis.A11:redis.B11 redis.D11:redis.E11 redis.G11:redis.H11 redis.J11:redis.K11 redis.E4:redis.E4" chart:data-source-has-labels="both" svg:x="1.331cm" svg:y="0.18cm" svg:width="14.349cm" svg:height="8.64cm">
          <chartooo:coordinate-region svg:x="2.508cm" svg:y="0.379cm" svg:width="13.172cm" svg:height="7.794cm"/>
          <chart:axis chart:dimension="x" chart:name="primary-x" chart:style-name="ch4" chartooo:axis-type="auto">
            <chartooo:date-scale/>
            <chart:categories table:cell-range-address="redis.A3:redis.A3 redis.D3:redis.D3 redis.G3:redis.G3 redis.J3:redis.J3"/>
          </chart:axis>
          <chart:axis chart:dimension="y" chart:name="primary-y" chart:style-name="ch5">
            <chart:title svg:x="0.451cm" svg:y="5.536cm" chart:style-name="ch6">
              <text:p>Requests/sec</text:p>
            </chart:title>
            <chart:grid chart:style-name="ch7" chart:class="major"/>
          </chart:axis>
          <chart:series chart:style-name="ch8" chart:values-cell-range-address="redis.A11:redis.A11 redis.D11:redis.D11 redis.G11:redis.G11 redis.J11:redis.J11" chart:label-cell-address="redis.D4:redis.D4" chart:class="chart:bar">
            <chart:data-point chart:repeated="4"/>
          </chart:series>
          <chart:series chart:style-name="ch9" chart:values-cell-range-address="redis.B11:redis.B11 redis.E11:redis.E11 redis.H11:redis.H11 redis.K11:redis.K11" chart:label-cell-address="redis.E4:redis.E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rmiTux</text:p>
                <draw:g>
                  <svg:desc>redis.A3:redis.A3 redis.D3:redis.D3 redis.G3:redis.G3 redis.J3:redis.J3</svg:desc>
                </draw:g>
              </table:table-cell>
              <table:table-cell office:value-type="string">
                <text:p>Linux</text:p>
              </table:table-cell>
              <table:table-cell office:value-type="string">
                <text:p>Osv</text:p>
              </table:table-cell>
              <table:table-cell office:value-type="string">
                <text:p>Rump</text:p>
              </table:table-cell>
            </table:table-row>
          </table:table-header-rows>
          <table:table-rows>
            <table:table-row>
              <table:table-cell office:value-type="string">
                <text:p>SET</text:p>
                <draw:g>
                  <svg:desc>redis.D4:redis.D4</svg:desc>
                </draw:g>
              </table:table-cell>
              <table:table-cell office:value-type="float" office:value="35226.926">
                <text:p>35226.926</text:p>
                <draw:g>
                  <svg:desc>redis.A11:redis.A11 redis.D11:redis.D11 redis.G11:redis.G11 redis.J11:redis.J11</svg:desc>
                </draw:g>
              </table:table-cell>
              <table:table-cell office:value-type="float" office:value="47074.588">
                <text:p>47074.588</text:p>
              </table:table-cell>
              <table:table-cell office:value-type="float" office:value="41407.252">
                <text:p>41407.252</text:p>
              </table:table-cell>
              <table:table-cell office:value-type="float" office:value="36773.316">
                <text:p>36773.316</text:p>
              </table:table-cell>
            </table:table-row>
            <table:table-row>
              <table:table-cell office:value-type="string">
                <text:p>GET</text:p>
                <draw:g>
                  <svg:desc>redis.E4:redis.E4</svg:desc>
                </draw:g>
              </table:table-cell>
              <table:table-cell office:value-type="float" office:value="34747.35">
                <text:p>34747.35</text:p>
                <draw:g>
                  <svg:desc>redis.B11:redis.B11 redis.E11:redis.E11 redis.H11:redis.H11 redis.K11:redis.K11</svg:desc>
                </draw:g>
              </table:table-cell>
              <table:table-cell office:value-type="float" office:value="46586.958">
                <text:p>46586.958</text:p>
              </table:table-cell>
              <table:table-cell office:value-type="float" office:value="41054.588">
                <text:p>41054.588</text:p>
              </table:table-cell>
              <table:table-cell office:value-type="float" office:value="37230.968">
                <text:p>37230.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